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 style:list-style-name="L1"/>
    <style:style style:name="P2" style:family="paragraph" style:parent-style-name="Heading_20_2">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4pt" fo:font-style="normal" style:font-size-asian="14pt" style:font-style-asian="normal" style:font-size-complex="14pt" style:font-style-complex="normal"/>
    </style:style>
    <style:style style:name="T4" style:family="text">
      <style:text-properties fo:color="#008000" style:font-name="Monospace" fo:font-size="10pt" fo:font-style="normal" style:font-name-asian="Monospace" style:font-size-asian="10pt" style:font-style-asian="normal" style:font-name-complex="Monospace" style:font-size-complex="10pt" style:font-style-complex="normal"/>
    </style:style>
    <style:style style:name="T5" style:family="text">
      <style:text-properties fo:color="#008000" style:font-name="Times New Roman" fo:font-size="10pt" fo:font-style="normal" style:font-name-asian="Monospace" style:font-size-asian="10pt" style:font-style-asian="normal" style:font-name-complex="Monospace" style:font-size-complex="10pt" style:font-style-complex="normal"/>
    </style:style>
    <style:style style:name="T6" style:family="text">
      <style:text-properties fo:color="#008000" style:font-name="Times New Roman" fo:font-size="14pt" fo:font-style="normal" style:font-name-asian="Monospace" style:font-size-asian="14pt" style:font-style-asian="normal" style:font-name-complex="Monospace" style:font-size-complex="14pt" style:font-style-complex="normal"/>
    </style:style>
    <style:style style:name="T7" style:family="text">
      <style:text-properties fo:color="#008000" style:font-name="Times New Roman" fo:font-size="14pt" fo:font-style="italic" style:font-name-asian="Monospace" style:font-size-asian="14pt" style:font-style-asian="italic" style:font-name-complex="Monospace" style:font-size-complex="14pt" style:font-style-complex="italic"/>
    </style:style>
    <style:style style:name="T8" style:family="text">
      <style:text-properties style:font-name="Times New Roman" fo:font-size="14pt" fo:font-style="normal" style:font-size-asian="14pt" style:font-style-asian="normal" style:font-size-complex="14pt" style:font-style-complex="normal"/>
    </style:style>
    <style:style style:name="T9" style:family="text">
      <style:text-properties style:font-name="Times New Roman" fo:font-size="14pt" fo:font-style="italic" style:font-size-asian="14pt" style:font-style-asian="italic" style:font-size-complex="14pt" style:font-style-complex="italic"/>
    </style:style>
    <style:style style:name="T10" style:family="text">
      <style:text-properties style:use-window-font-color="true" style:font-name="Times New Roman" fo:font-size="14pt" fo:font-style="normal" style:font-size-asian="14pt" style:font-style-asian="normal" style:font-size-complex="14pt" style:font-style-complex="normal"/>
    </style:style>
    <style:style style:name="T11" style:family="text">
      <style:text-properties style:use-window-font-color="true" style:font-name="Times New Roman" fo:font-size="14pt" fo:font-style="normal" style:font-name-asian="Monospace" style:font-size-asian="14pt" style:font-style-asian="normal" style:font-name-complex="Monospace" style:font-size-complex="14pt" style:font-style-complex="normal"/>
    </style:style>
    <style:style style:name="T12" style:family="text">
      <style:text-properties style:use-window-font-color="true" style:font-name="Times New Roman" fo:font-size="14pt" fo:font-style="italic" style:font-size-asian="14pt" style:font-style-asian="italic" style:font-size-complex="14pt" style:font-style-complex="italic"/>
    </style:style>
    <style:style style:name="T13" style:family="text">
      <style:text-properties style:use-window-font-color="true" style:font-name="Times New Roman" fo:font-size="14pt" fo:font-style="italic" style:font-name-asian="Monospace" style:font-size-asian="14pt" style:font-style-asian="italic" style:font-name-complex="Monospace" style:font-size-complex="14pt" style:font-style-complex="italic"/>
    </style:style>
    <style:style style:name="T14" style:family="text">
      <style:text-properties style:use-window-font-color="true" fo:font-size="14pt" fo:font-style="normal" style:font-size-asian="14pt" style:font-style-asian="normal" style:font-size-complex="14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2. <text:span text:style-name="T1">Information about HW platform</text:span></text:h>
      <text:p text:style-name="Text_20_body"><text:span text:style-name="T1">Computer: laptop Toshiba A300 - Core 2 Duo 2200, 4096 Mb RAM, 400 GB HDD</text:span></text:p>
      <text:p text:style-name="Text_20_body"><text:span text:style-name="T1">Operating system: openSuse Linux 11.2 (Linux kernel 2.6.31)</text:span></text:p>
      <text:p text:style-name="Text_20_body"><text:span text:style-name="T1"/></text:p>
      <text:h text:style-name="P2" text:outline-level="2">3. A list of Java software</text:h>
      <text:list xml:id="list636136600" text:style-name="L1">
        <text:list-item>
          <text:p text:style-name="P1"><text:span text:style-name="T1">Java 1.6.0_17-b04</text:span></text:p>
        </text:list-item>
        <text:list-item>
          <text:p text:style-name="P1"><text:span text:style-name="T1">Niche version 0.2.2</text:span></text:p>
        </text:list-item>
        <text:list-item>
          <text:p text:style-name="P1"><text:span text:style-name="T1">Apache Ant version 1.7.1</text:span></text:p>
        </text:list-item>
        <text:list-item>
          <text:p text:style-name="P1"><text:span text:style-name="T1">Apache HTTP server version 2.2.13</text:span></text:p>
        </text:list-item>
        <text:list-item>
          <text:p text:style-name="P1"><text:span text:style-name="T1"><text:s/>PHP version 5.3.0</text:span></text:p>
        </text:list-item>
      </text:list>
      <text:p text:style-name="Text_20_body"><text:span text:style-name="T1"/></text:p>
      <text:h text:style-name="Heading_20_1" text:outline-level="1"><text:span text:style-name="T1">5. A clear instruction how to run the application.</text:span></text:h>
      <text:p text:style-name="Text_20_body"><text:span text:style-name="T1">Counter application needs installed and running Niche. So first of all it is necessary to install Niche. The detailed instruction how to do this is available in the document “Niche quick start guide”. The document can be downloaded from the web site </text:span><text:a xlink:type="simple" xlink:href="http://niche.sics.se/"><text:span text:style-name="T1">http://niche.sics.se</text:span></text:a><text:span text:style-name="T1"> </text:span></text:p>
      <text:p text:style-name="Text_20_body"><text:span text:style-name="T1">To run Counter application you need to run Niche using </text:span><text:span text:style-name="T2">jadeboot </text:span><text:span text:style-name="T3">ant target and run at least three nodes using </text:span><text:span text:style-name="T2">jadenode</text:span><text:span text:style-name="T8"> ant tar</text:span><text:span text:style-name="T10">get. After this you can deploy Counter with </text:span><text:span text:style-name="T13">testG4A-NicheCounter-Deploy </text:span><text:span text:style-name="T11">ant target. After the deplyment you can run application</text:span><text:span text:style-name="T6"> </text:span><text:span text:style-name="T11">with <text:s/></text:span><text:span text:style-name="T13">testG4A-NicheCounterStart</text:span><text:span text:style-name="T4"> </text:span><text:span text:style-name="T11">task</text:span><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30T20:23:25</meta:creation-date>
    <meta:document-statistic meta:table-count="0" meta:image-count="0" meta:object-count="0" meta:page-count="1" meta:paragraph-count="12" meta:word-count="152" meta:character-count="922"/>
    <dc:date>2009-11-30T20:55:08</dc:date>
    <meta:editing-duration>PT00H01M13S</meta:editing-duration>
    <meta:editing-cycles>1</meta:editing-cycles>
    <meta:generator>OpenOffice.org/3.1$Linux OpenOffice.org_project/310m21$Build-9319</meta:generator>
  </office:meta>
</office:document-meta>
</file>